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rop database linYinAstonMartinF1Team;</text:p>
      <text:p text:style-name="Standard">create database if not exists linYinAstonMartinF1Team;</text:p>
      <text:p text:style-name="Standard">use linYinAstonMartinF1Team;</text:p>
      <text:p text:style-name="Standard"/>
      <text:p text:style-name="Standard"/>
      <text:p text:style-name="Standard"/>
      <text:p text:style-name="Standard">create table if not exists Pilotos(</text:p>
      <text:p text:style-name="Standard"><text:tab/>id_piloto int primary key not null auto_increment,</text:p>
      <text:p text:style-name="Standard"><text:s text:c="4"/>numero int not null,</text:p>
      <text:p text:style-name="Standard"><text:s text:c="4"/>fecha_nac date default '2000-01-01',</text:p>
      <text:p text:style-name="Standard"><text:s text:c="4"/>nacionalidad varchar(50) not null,</text:p>
      <text:p text:style-name="Standard"><text:s text:c="4"/>nombre varchar(25) not null,</text:p>
      <text:p text:style-name="Standard"><text:s text:c="4"/>id_Equipo int not null,</text:p>
      <text:p text:style-name="Standard"><text:s text:c="4"/>id_trabajador int not null</text:p>
      <text:p text:style-name="Standard">);</text:p>
      <text:p text:style-name="Standard"/>
      <text:p text:style-name="Standard"/>
      <text:p text:style-name="Standard">-- Daikel</text:p>
      <text:p text:style-name="Standard"/>
      <text:p text:style-name="Standard">CREATE TABLE Circuitos(</text:p>
      <text:p text:style-name="Standard"><text:tab/>idcircuito int primary key auto_increment,</text:p>
      <text:p text:style-name="Standard"><text:tab/>nombre varchar (20) not null, </text:p>
      <text:p text:style-name="Standard"><text:s text:c="4"/>ubicacion varchar (30), </text:p>
      <text:p text:style-name="Standard"><text:s text:c="4"/>numero_vuelta int, </text:p>
      <text:p text:style-name="Standard"><text:tab/>longitud float</text:p>
      <text:p text:style-name="Standard">);</text:p>
      <text:p text:style-name="Standard"/>
      <text:p text:style-name="Standard">-- Fin daikel</text:p>
      <text:p text:style-name="Standard"/>
      <text:p text:style-name="Standard"/>
      <text:p text:style-name="Standard">-- Lin</text:p>
      <text:p text:style-name="Standard"/>
      <text:p text:style-name="Standard">create table if not exists Trabajadores(</text:p>
      <text:p text:style-name="Standard"><text:tab/>id_trabajador int primary key auto_increment,</text:p>
      <text:p text:style-name="Standard"><text:tab/>nombre varchar(50) not null,</text:p>
      <text:p text:style-name="Standard"><text:tab/>dni char(9) not null,</text:p>
      <text:p text:style-name="Standard"><text:tab/>nacionalidad varchar(15) not null,</text:p>
      <text:p text:style-name="Standard"><text:tab/>fecha_nacimiento date not null,</text:p>
      <text:p text:style-name="Standard"><text:tab/>id_equipo int</text:p>
      <text:p text:style-name="Standard"/>
      <text:p text:style-name="Standard"><text:tab/>-- primary key(id_trabajador),</text:p>
      <text:p text:style-name="Standard"><text:tab/>-- foreign key Trabajadores(id_equipo) references Equipos(idEquipo)</text:p>
      <text:p text:style-name="Standard">);</text:p>
      <text:p text:style-name="Standard"/>
      <text:p text:style-name="Standard">create table if not exists Ingenieros_coches(</text:p>
      <text:p text:style-name="Standard"><text:tab/>id_trabajador int primary key auto_increment,</text:p>
      <text:p text:style-name="Standard"><text:tab/>tipo enum("Aerodinamica", "Motor")</text:p>
      <text:p text:style-name="Standard">);</text:p>
      <text:p text:style-name="Standard">-- Fin Lin</text:p>
      <text:p text:style-name="Standard"/>
      <text:p text:style-name="Standard"/>
      <text:p text:style-name="Standard">-- Jaza</text:p>
      <text:p text:style-name="Standard"><text:soft-page-break/></text:p>
      <text:p text:style-name="Standard">create table if not exists Carreras(</text:p>
      <text:p text:style-name="Standard"><text:tab/>idCarrera int primary key auto_increment,</text:p>
      <text:p text:style-name="Standard"><text:tab/>fecha DATE,</text:p>
      <text:p text:style-name="Standard"><text:tab/>temporada int,</text:p>
      <text:p text:style-name="Standard"><text:tab/>suma_resultado int,</text:p>
      <text:p text:style-name="Standard"><text:tab/>idcircuito int not null,</text:p>
      <text:p text:style-name="Standard"><text:tab/>idTemporada int not null</text:p>
      <text:p text:style-name="Standard"/>
      <text:p text:style-name="Standard"/>
      <text:p text:style-name="Standard">-- foreign key (idcircuito) references Cicutto(idcircutto),</text:p>
      <text:p text:style-name="Standard">-- foreign key (idTemporada) references Temporadas(idTemporada)</text:p>
      <text:p text:style-name="Standard">);</text:p>
      <text:p text:style-name="Standard"/>
      <text:p text:style-name="Standard">create table if not exists Resultados(</text:p>
      <text:p text:style-name="Standard"><text:tab/>idPiloto int primary key,</text:p>
      <text:p text:style-name="Standard"><text:tab/>posicion_final int,</text:p>
      <text:p text:style-name="Standard"><text:tab/>puntos int</text:p>
      <text:p text:style-name="Standard"><text:s text:c="4"/>);</text:p>
      <text:p text:style-name="Standard"><text:tab/></text:p>
      <text:p text:style-name="Standard">-- foreign key (tdPiloto) references Pilotos (idPiloto));</text:p>
      <text:p text:style-name="Standard"/>
      <text:p text:style-name="Standard">-- Fin jaza</text:p>
      <text:p text:style-name="Standard"/>
      <text:p text:style-name="Standard">-- Luis</text:p>
      <text:p text:style-name="Standard"/>
      <text:p text:style-name="Standard">create table if not exists Equipos(</text:p>
      <text:p text:style-name="Standard"><text:tab/>idEquipo int primary key auto_increment not null,</text:p>
      <text:p text:style-name="Standard"><text:tab/>nombre varchar(20),</text:p>
      <text:p text:style-name="Standard"><text:tab/>nacionalidad varchar(50),</text:p>
      <text:p text:style-name="Standard"><text:tab/>año_fundacion date</text:p>
      <text:p text:style-name="Standard">);</text:p>
      <text:p text:style-name="Standard"/>
      <text:p text:style-name="Standard">create table if not exists Temporadas(</text:p>
      <text:p text:style-name="Standard"><text:tab/>idTemporada int primary key auto_increment not null,</text:p>
      <text:p text:style-name="Standard"><text:tab/>año int</text:p>
      <text:p text:style-name="Standard">);</text:p>
      <text:p text:style-name="Standard"/>
      <text:p text:style-name="Standard">create table if not exists Estrategas(</text:p>
      <text:p text:style-name="Standard"><text:tab/>tipo boolean,</text:p>
      <text:p text:style-name="Standard"><text:s text:c="4"/>id_trabajador int</text:p>
      <text:p text:style-name="Standard"><text:tab/>-- foreign key (id_trabajador) references Trabajadores (id_trabajador)</text:p>
      <text:p text:style-name="Standard">);</text:p>
      <text:p text:style-name="Standard"/>
      <text:p text:style-name="Standard">-- Fin Luis</text:p>
      <text:p text:style-name="Standard"/>
      <text:p text:style-name="Standard"/>
      <text:p text:style-name="Standard">-- Dani</text:p>
      <text:p text:style-name="Standard">alter table Pilotos add foreign key (id_Equipo) references Equipos(idEquipo);</text:p>
      <text:p text:style-name="Standard">alter table Pilotos add foreign key (id_trabajador) references Trabajadores(id_trabajador);</text:p>
      <text:p text:style-name="Standard">-- Jaza</text:p>
      <text:p text:style-name="Standard">alter table Carreras add foreign key (idCircuito) references Equipos(idEquipo);</text:p>
      <text:p text:style-name="Standard"><text:soft-page-break/>alter table Carreras add foreign key (idTemporada) references Temporadas(idTemporada);</text:p>
      <text:p text:style-name="Standard"/>
      <text:p text:style-name="Standard">alter table Resultados add foreign key (idPiloto) references Pilotos(id_piloto);</text:p>
      <text:p text:style-name="Standard"/>
      <text:p text:style-name="Standard">-- Lin</text:p>
      <text:p text:style-name="Standard">alter table Trabajadores add foreign key (id_equipo) references Equipos(idEquipo);</text:p>
      <text:p text:style-name="Standard"/>
      <text:p text:style-name="Standard">-- Luis</text:p>
      <text:p text:style-name="Standard">alter table Estrategas add foreign key (id_trabajador) references Trabajadores(id_trabajador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9:20:27.686000000</meta:creation-date>
    <dc:date>2024-02-15T19:20:30.472000000</dc:date>
    <meta:editing-duration>PT2S</meta:editing-duration>
    <meta:editing-cycles>1</meta:editing-cycles>
    <meta:document-statistic meta:table-count="0" meta:image-count="0" meta:object-count="0" meta:page-count="3" meta:paragraph-count="84" meta:word-count="329" meta:character-count="2558" meta:non-whitespace-character-count="2237"/>
    <meta:generator>LibreOffice/7.6.4.1$Windows_X86_64 LibreOffice_project/e19e193f88cd6c0525a17fb7a176ed8e6a3e2aa1</meta:generator>
  </office:meta>
</office:document-meta>
</file>